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03cm" fo:min-width="12.708cm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 fo:min-height="1.02cm" fo:min-width="6.104cm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 fo:min-height="0.766cm" fo:min-width="2.2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9.317cm" fo:min-width="4.58cm"/>
    </style:style>
    <style:style style:name="gr8" style:family="graphic" style:parent-style-name="standard">
      <style:graphic-properties draw:marker-end="Symmetric_20_Arrow" draw:fill-color="#c5000b" draw:textarea-horizontal-align="justify" draw:textarea-vertical-align="top" draw:auto-grow-height="false" fo:min-height="5.846cm" fo:min-width="4.0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10" style:family="graphic" style:parent-style-name="standard">
      <style:graphic-properties draw:fill-color="#ffcccc" draw:opacity="100%" draw:opacity-name="Transparency_20_1" draw:textarea-horizontal-align="justify" draw:textarea-vertical-align="middle" draw:auto-grow-height="false" fo:min-height="3.648cm" fo:min-width="16.368cm"/>
    </style:style>
    <style:style style:name="gr11" style:family="graphic" style:parent-style-name="standard">
      <style:graphic-properties draw:stroke="none" draw:fill="none" fo:min-height="0.59cm"/>
    </style:style>
    <style:style style:name="gr12" style:family="graphic" style:parent-style-name="standard">
      <style:graphic-properties draw:marker-end="Symmetric_20_Arrow" draw:fill-color="#c5000b" draw:textarea-horizontal-align="justify" draw:textarea-vertical-align="top" draw:auto-grow-height="false" fo:min-height="1.919cm" fo:min-width="2.718cm"/>
    </style:style>
    <style:style style:name="gr13" style:family="graphic" style:parent-style-name="standard">
      <style:graphic-properties draw:marker-end="Symmetric_20_Arrow" draw:fill-color="#c5000b" draw:textarea-horizontal-align="justify" draw:textarea-vertical-align="top" draw:auto-grow-height="false" fo:min-height="3.197cm" fo:min-width="4.064cm"/>
    </style:style>
    <style:style style:name="gr14" style:family="graphic" style:parent-style-name="standard">
      <style:graphic-properties draw:marker-end="Symmetric_20_Arrow" draw:fill-color="#c5000b" draw:textarea-horizontal-align="justify" draw:textarea-vertical-align="top" draw:auto-grow-height="false" fo:min-height="1.919cm" fo:min-width="4.07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start="Rounded_20_large_20_Arrow" draw:marker-end="Arrow" draw:marker-end-width="0.3cm" draw:fill="none" draw:textarea-vertical-align="middle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c5000b"/>
      <style:paragraph-properties fo:text-align="center"/>
      <style:text-properties fo:color="#ffffff"/>
    </style:style>
    <style:style style:name="P4" style:family="paragraph">
      <style:text-properties fo:color="#ccff99"/>
    </style:style>
    <style:style style:name="P5" style:family="paragraph">
      <loext:graphic-properties draw:fill="none" draw:fill-color="#ffffff"/>
      <style:text-properties fo:color="#ccff99" fo:font-size="16pt" style:font-size-asian="16pt" style:font-size-complex="16pt"/>
    </style:style>
    <style:style style:name="P6" style:family="paragraph">
      <style:text-properties fo:color="#990099" style:font-name="Verdana" fo:font-style="italic"/>
    </style:style>
    <style:style style:name="P7" style:family="paragraph">
      <loext:graphic-properties draw:fill="none" draw:fill-color="#ffffff"/>
      <style:text-properties fo:color="#990099" style:font-name="Verdana" fo:font-size="14pt" fo:font-style="italic" style:font-size-asian="14pt" style:font-size-complex="14pt"/>
    </style:style>
    <style:style style:name="P8" style:family="paragraph">
      <loext:graphic-properties draw:fill-color="#ffcccc" draw:opacity="100%" draw:opacity-name="Transparency_20_1"/>
      <style:paragraph-properties fo:text-align="center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15pt" style:font-size-asian="15pt" style:font-size-complex="1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2" xml:id="id4" draw:id="id4" draw:layer="layout" svg:width="13.208cm" svg:height="2.28cm" svg:x="5.242cm" svg:y="2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604cm" svg:height="1.27cm" svg:x="8.614cm" svg:y="2.556cm">
          <text:p text:style-name="P2"><text:span text:style-name="T1">JBoss EWS </text:span></text:p>
          <text:p text:style-name="P2"><text:span text:style-name="T1">(Apace Httpd + Mod Cluster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2.794cm" svg:height="1.016cm" svg:x="15.402cm" svg:y="2.556cm">
          <text:p text:style-name="P2"><text:span text:style-name="T1">JON Age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851cm" svg:height="0.878cm" svg:x="5.271cm" svg:y="2.21cm">
          <draw:text-box>
            <text:p text:style-name="P4"><text:span text:style-name="T2">httpdserver</text:span></text:p>
          </draw:text-box>
        </draw:frame>
        <draw:frame draw:style-name="gr6" draw:text-style-name="P7" draw:layer="layout" svg:width="8.44cm" svg:height="0.848cm" svg:x="5.177cm" svg:y="3.634cm">
          <draw:text-box>
            <text:p text:style-name="P6"><text:span text:style-name="T3">docker, fedora 22, sshd, jdk 1.8</text:span></text:p>
          </draw:text-box>
        </draw:frame>
        <draw:custom-shape draw:style-name="gr7" draw:text-style-name="P2" xml:id="id5" draw:id="id5" draw:layer="layout" svg:width="5.08cm" svg:height="9.567cm" svg:x="5.396cm" svg:y="6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564cm" svg:height="6.096cm" svg:x="5.604cm" svg:y="7.182cm">
          <text:p text:style-name="P2"><text:span text:style-name="T1">JBoss EAP 6 </text:span></text:p>
          <text:p text:style-name="P2"><text:span text:style-name="T1">Host Controller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94cm" svg:height="1.016cm" svg:x="7.29cm" svg:y="13.502cm">
          <text:p text:style-name="P2"><text:span text:style-name="T1">JON Age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851cm" svg:height="0.878cm" svg:x="5.425cm" svg:y="6.304cm">
          <draw:text-box>
            <text:p text:style-name="P4"><text:span text:style-name="T2">eap-slave1</text:span></text:p>
          </draw:text-box>
        </draw:frame>
        <draw:frame draw:style-name="gr9" draw:text-style-name="P7" xml:id="id2" draw:id="id2" draw:layer="layout" svg:width="5.226cm" svg:height="1.445cm" svg:x="5.458cm" svg:y="14.518cm">
          <draw:text-box>
            <text:p text:style-name="P6"><text:span text:style-name="T3">docker, fedora 22, </text:span></text:p>
            <text:p text:style-name="P6"><text:span text:style-name="T3">sshd, jdk 1.8</text:span></text:p>
          </draw:text-box>
        </draw:frame>
        <draw:custom-shape draw:style-name="gr7" draw:text-style-name="P2" xml:id="id6" draw:id="id6" draw:layer="layout" svg:width="5.08cm" svg:height="9.567cm" svg:x="13.392cm" svg:y="6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564cm" svg:height="6.096cm" svg:x="13.6cm" svg:y="7.183cm">
          <text:p text:style-name="P2"><text:span text:style-name="T1">JBoss EAP 6 </text:span></text:p>
          <text:p text:style-name="P2"><text:span text:style-name="T1">Host Controller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851cm" svg:height="0.878cm" svg:x="13.421cm" svg:y="6.305cm">
          <draw:text-box>
            <text:p text:style-name="P4"><text:span text:style-name="T2">eap-slave2</text:span></text:p>
          </draw:text-box>
        </draw:frame>
        <draw:frame draw:style-name="gr9" draw:text-style-name="P7" xml:id="id3" draw:id="id3" draw:layer="layout" svg:width="5.226cm" svg:height="1.445cm" svg:x="13.454cm" svg:y="14.519cm">
          <draw:text-box>
            <text:p text:style-name="P6"><text:span text:style-name="T3">docker, fedora 22, </text:span></text:p>
            <text:p text:style-name="P6"><text:span text:style-name="T3">sshd, jdk 1.8</text:span></text:p>
          </draw:text-box>
        </draw:frame>
        <draw:custom-shape draw:style-name="gr4" draw:text-style-name="P3" xml:id="id10" draw:id="id10" draw:layer="layout" svg:width="2.794cm" svg:height="1.016cm" svg:x="15.294cm" svg:y="13.503cm">
          <text:p text:style-name="P2"><text:span text:style-name="T1">JON Ag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7.288cm" svg:height="4.318cm" svg:x="1.524cm" svg:y="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4.363cm" svg:height="1.275cm" svg:x="1.494cm" svg:y="8.795cm">
          <draw:text-box>
            <text:p><text:span text:style-name="T4">main-server-group </text:span></text:p>
            <text:p><text:span text:style-name="T4">Profile: full-ha </text:span></text:p>
          </draw:text-box>
        </draw:frame>
        <draw:frame draw:style-name="gr11" draw:text-style-name="P10" draw:layer="layout" svg:width="5.002cm" svg:height="0.84cm" svg:x="1.534cm" svg:y="10.798cm">
          <draw:text-box>
            <text:p><text:span text:style-name="T4">ClusterTest.war </text:span></text:p>
          </draw:text-box>
        </draw:frame>
        <draw:custom-shape draw:style-name="gr2" draw:text-style-name="P2" xml:id="id1" draw:id="id1" draw:layer="layout" svg:width="13.208cm" svg:height="2.28cm" svg:x="5.35cm" svg:y="17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604cm" svg:height="1.27cm" svg:x="8.722cm" svg:y="17.794cm">
          <text:p text:style-name="P2"><text:span text:style-name="T1">JBoss EAP 6 </text:span></text:p>
          <text:p text:style-name="P2"><text:span text:style-name="T1">Domain Controll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2.794cm" svg:height="1.016cm" svg:x="15.51cm" svg:y="17.794cm">
          <text:p text:style-name="P2"><text:span text:style-name="T1">JON Age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851cm" svg:height="0.878cm" svg:x="5.379cm" svg:y="17.448cm">
          <draw:text-box>
            <text:p text:style-name="P4"><text:span text:style-name="T2">eap-master</text:span></text:p>
          </draw:text-box>
        </draw:frame>
        <draw:frame draw:style-name="gr6" draw:text-style-name="P7" draw:layer="layout" svg:width="8.44cm" svg:height="0.848cm" svg:x="5.285cm" svg:y="18.972cm">
          <draw:text-box>
            <text:p text:style-name="P6"><text:span text:style-name="T3">docker, fedora 22, sshd, jdk 1.8</text:span></text:p>
          </draw:text-box>
        </draw:frame>
        <draw:custom-shape draw:style-name="gr12" draw:text-style-name="P3" draw:layer="layout" svg:width="3.218cm" svg:height="2.169cm" svg:x="14.108cm" svg:y="9.515cm">
          <text:p text:style-name="P2"><text:span text:style-name="T1">server-one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218cm" svg:height="2.169cm" svg:x="6.528cm" svg:y="9.552cm">
          <text:p text:style-name="P2"><text:span text:style-name="T1">server-one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5.08cm" svg:height="9.567cm" svg:x="20.844cm" svg:y="6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4.564cm" svg:height="3.447cm" svg:x="21.052cm" svg:y="6.921cm">
          <text:p text:style-name="P2"><text:span text:style-name="T1">JBoss ON 3.3 </text:span></text:p>
          <text:p text:style-name="P2"><text:span text:style-name="T1">Server + Storage</text:span></text:p>
          <text:p text:style-name="P2"><text:span text:style-name="T1"/></text:p>
          <text:p text:style-name="P2"><text:span text:style-name="T1">+Agents: eap, ews,</text:span></text:p>
          <text:p text:style-name="P2"><text:span text:style-name="T1">fuse,amq,bpm,brms,</text:span></text:p>
          <text:p text:style-name="P2"><text:span text:style-name="T1">d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94cm" svg:height="1.016cm" svg:x="22.746cm" svg:y="13.241cm">
          <text:p text:style-name="P2"><text:span text:style-name="T1">JON Age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851cm" svg:height="0.878cm" svg:x="20.873cm" svg:y="6.043cm">
          <draw:text-box>
            <text:p text:style-name="P4"><text:span text:style-name="T2">rhqserver</text:span></text:p>
          </draw:text-box>
        </draw:frame>
        <draw:frame draw:style-name="gr9" draw:text-style-name="P7" draw:layer="layout" svg:width="5.226cm" svg:height="1.445cm" svg:x="20.906cm" svg:y="14.257cm">
          <draw:text-box>
            <text:p text:style-name="P6"><text:span text:style-name="T3">docker, fedora 22, </text:span></text:p>
            <text:p text:style-name="P6"><text:span text:style-name="T3">sshd, jdk 1.8</text:span></text:p>
          </draw:text-box>
        </draw:frame>
        <draw:custom-shape draw:style-name="gr14" draw:text-style-name="P3" draw:layer="layout" svg:width="4.572cm" svg:height="2.169cm" svg:x="20.998cm" svg:y="10.661cm">
          <text:p text:style-name="P2"><text:span text:style-name="T1">Postgres 9.3</text:span></text:p>
          <draw:enhanced-geometry svg:viewBox="0 0 21600 21600" draw:type="rectangle" draw:enhanced-path="M 0 0 L 21600 0 21600 21600 0 21600 0 0 Z N"/>
        </draw:custom-shape>
        <draw:connector draw:style-name="gr15" draw:text-style-name="P11" draw:layer="layout" svg:x1="11.954cm" svg:y1="17.54cm" svg:x2="8.071cm" svg:y2="15.963cm" draw:start-shape="id1" draw:start-glue-point="0" draw:end-shape="id2" draw:end-glue-point="2" svg:d="M11954 17540v-789h-3883v-788" svg:viewBox="0 0 3884 1578">
          <text:p/>
        </draw:connector>
        <draw:connector draw:style-name="gr16" draw:text-style-name="P11" draw:layer="layout" svg:x1="11.954cm" svg:y1="17.54cm" svg:x2="16.067cm" svg:y2="15.964cm" draw:start-shape="id1" draw:start-glue-point="0" draw:end-shape="id3" draw:end-glue-point="2" svg:d="M11954 17540v-788h4113v-788" svg:viewBox="0 0 4114 1577">
          <text:p/>
        </draw:connector>
        <draw:connector draw:style-name="gr15" draw:text-style-name="P11" draw:layer="layout" svg:x1="11.846cm" svg:y1="4.582cm" svg:x2="7.936cm" svg:y2="6.396cm" draw:start-shape="id4" draw:end-shape="id5" svg:d="M11846 4582v907h-3910v907" svg:viewBox="0 0 3911 1815">
          <text:p/>
        </draw:connector>
        <draw:connector draw:style-name="gr15" draw:text-style-name="P11" draw:layer="layout" svg:x1="11.846cm" svg:y1="4.582cm" svg:x2="15.932cm" svg:y2="6.397cm" draw:start-shape="id4" draw:start-glue-point="2" draw:end-shape="id6" draw:end-glue-point="0" svg:d="M11846 4582v907h4086v908" svg:viewBox="0 0 4087 1816">
          <text:p/>
        </draw:connector>
        <draw:connector draw:style-name="gr15" draw:text-style-name="P11" draw:layer="layout" svg:x1="20.844cm" svg:y1="10.918cm" svg:x2="18.196cm" svg:y2="3.064cm" draw:start-shape="id7" draw:start-glue-point="3" draw:end-shape="id8" draw:end-glue-point="1" svg:d="M20844 10918h-1324v-7854h-1324" svg:viewBox="0 0 2649 7855">
          <text:p/>
        </draw:connector>
        <draw:connector draw:style-name="gr15" draw:text-style-name="P11" draw:layer="layout" svg:x1="20.844cm" svg:y1="10.918cm" svg:x2="18.304cm" svg:y2="18.302cm" draw:start-shape="id7" draw:start-glue-point="3" draw:end-shape="id9" draw:end-glue-point="1" svg:d="M20844 10918h-1270v7384h-1270" svg:viewBox="0 0 2541 7385">
          <text:p/>
        </draw:connector>
        <draw:connector draw:style-name="gr16" draw:text-style-name="P11" draw:layer="layout" draw:line-skew="0.092cm" svg:x1="20.844cm" svg:y1="10.918cm" svg:x2="18.088cm" svg:y2="14.011cm" draw:start-shape="id7" draw:end-shape="id10" draw:end-glue-point="1" svg:d="M20844 10918h-1286v3093h-1470" svg:viewBox="0 0 2757 3094">
          <text:p/>
        </draw:connector>
        <draw:connector draw:style-name="gr17" draw:text-style-name="P11" draw:layer="layout" draw:type="line" svg:x1="10.084cm" svg:y1="8.59cm" svg:x2="10.084cm" svg:y2="8.59cm" svg:d="M10084 8590z" svg:viewBox="0 0 1 1">
          <text:p/>
        </draw:connector>
        <draw:connector draw:style-name="gr17" draw:text-style-name="P11" draw:layer="layout" draw:type="line" svg:x1="10.513cm" svg:y1="14.288cm" svg:x2="13.286cm" svg:y2="14.288cm" svg:d="M10513 14288h2773" svg:viewBox="0 0 2774 1">
          <text:p/>
        </draw:connector>
        <draw:connector draw:style-name="gr17" draw:text-style-name="P11" draw:layer="layout" draw:type="line" svg:x1="10.514cm" svg:y1="15.388cm" svg:x2="13.287cm" svg:y2="15.388cm" svg:d="M10514 15388h2773" svg:viewBox="0 0 2774 1">
          <text:p/>
        </draw:connector>
        <draw:frame draw:style-name="gr6" draw:text-style-name="P12" draw:layer="layout" svg:width="1.895cm" svg:height="0.725cm" svg:x="10.876cm" svg:y="13.556cm">
          <draw:text-box>
            <text:p><text:span text:style-name="T5">jgroups</text:span></text:p>
          </draw:text-box>
        </draw:frame>
        <draw:frame draw:style-name="gr6" draw:text-style-name="P12" draw:layer="layout" svg:width="2.297cm" svg:height="0.725cm" svg:x="10.776cm" svg:y="14.656cm">
          <draw:text-box>
            <text:p><text:span text:style-name="T5">infinisp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hat </meta:initial-creator>
    <meta:creation-date>2015-09-14T15:05:01.158579059</meta:creation-date>
    <dc:date>2015-09-14T17:52:28.338673974</dc:date>
    <dc:creator>Serhat </dc:creator>
    <meta:editing-duration>PT9M18S</meta:editing-duration>
    <meta:editing-cycles>1</meta:editing-cycles>
    <meta:document-statistic meta:object-count="70"/>
    <meta:generator>LibreOffice/4.4.5.2$Linux_X86_64 LibreOffice_project/40$Build-2</meta:generator>
  </office:meta>
</office:document-meta>
</file>